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fo:font-weight="normal" fo:background-color="transparent" style:font-weight-asian="normal" style:font-weight-complex="normal"/>
    </style:style>
    <style:style style:name="P3" style:family="paragraph" style:parent-style-name="Standard" style:list-style-name="L1">
      <style:text-properties fo:color="#000000" fo:font-weight="normal" fo:background-color="transparent"/>
    </style:style>
    <style:style style:name="P4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10.5pt" fo:background-color="#ffffff"/>
    </style:style>
    <style:style style:name="T5" style:family="text">
      <style:text-properties fo:color="#0000ff" style:font-name="Consolas" fo:font-size="10.5pt" fo:font-weight="bold" fo:background-color="#ffffff" style:font-weight-asian="bold" style:font-weight-complex="bold"/>
    </style:style>
    <style:style style:name="T6" style:family="text">
      <style:text-properties fo:color="#0000ff" style:font-name="Consolas" fo:font-size="10.5pt" fo:font-weight="normal" fo:background-color="#ffffff"/>
    </style:style>
    <style:style style:name="T7" style:family="text">
      <style:text-properties fo:color="#000000" fo:font-weight="normal" fo:background-color="transparent" style:font-weight-asian="normal" style:font-weight-complex="normal"/>
    </style:style>
    <style:style style:name="T8" style:family="text">
      <style:text-properties fo:color="#000000" fo:font-weight="bold" fo:background-color="transparent" style:font-weight-asian="bold" style:font-weight-complex="bold"/>
    </style:style>
    <style:style style:name="T9" style:family="text">
      <style:text-properties fo:color="#000000" style:font-name="Consolas" fo:font-size="10.5pt" fo:font-weight="bold" fo:background-color="#ffffff" style:font-weight-asian="bold" style:font-weight-complex="bold"/>
    </style:style>
    <style:style style:name="T10" style:family="text">
      <style:text-properties fo:color="#000000" style:font-name="Consolas" fo:font-size="10.5pt" fo:font-weight="normal" fo:background-color="#ffffff"/>
    </style:style>
    <style:style style:name="T11" style:family="text">
      <style:text-properties fo:color="#000000" style:font-name="Consolas" fo:font-size="10.5pt" fo:font-weight="normal" fo:background-color="#ffffff" style:font-weight-asian="normal" style:font-weight-complex="normal"/>
    </style:style>
    <style:style style:name="T12" style:family="text">
      <style:text-properties fo:color="#a31515"/>
    </style:style>
    <style:style style:name="T13" style:family="text">
      <style:text-properties fo:color="#a31515" style:font-name="Consolas" fo:font-size="10.5pt" fo:background-color="#ffffff"/>
    </style:style>
    <style:style style:name="T14" style:family="text">
      <style:text-properties fo:color="#a31515" style:font-name="Consolas" fo:font-size="10.5pt" fo:font-weight="bold" fo:background-color="#ffffff" style:font-weight-asian="bold" style:font-weight-complex="bold"/>
    </style:style>
    <style:style style:name="T15" style:family="text">
      <style:text-properties fo:color="#a31515" style:font-name="Consolas" fo:font-size="10.5pt" fo:font-weight="normal" fo:background-color="#ffffff"/>
    </style:style>
    <style:style style:name="T16" style:family="text">
      <style:text-properties style:font-name="Consolas" fo:font-size="10.5pt" fo:background-color="#ffffff"/>
    </style:style>
    <style:style style:name="T17" style:family="text">
      <style:text-properties style:font-name="Consolas" fo:font-size="10.5pt" fo:font-weight="bold" fo:background-color="#ffffff" style:font-weight-asian="bold" style:font-weight-complex="bold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color="#c5000b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envolviemnto de sistema Crud com Laravel.</text:p>
      <text:p text:style-name="Standard"/>
      <text:p text:style-name="Standard">Apos iniciar o projeto Laravel dentro da pasta desejada, precisamos setar as consfigurações do banco de Dados.</text:p>
      <text:p text:style-name="Standard"/>
      <text:list xml:id="list6230485511149742412" text:style-name="L1">
        <text:list-header>
          <text:p text:style-name="P1"/>
        </text:list-header>
        <text:list-item>
          <text:p text:style-name="P1">entre no arquico .env do seu projeto e insira as informalçoes para acesso do banco de dados.</text:p>
        </text:list-item>
        <text:list-item>
          <text:p text:style-name="P1">Dentro do Bash na pasta do projeto, vrie a migration (Banco de dados) com o codigo: <text:span text:style-name="T2">php artisan make:model nomedobanco -m</text:span></text:p>
        </text:list-item>
        <text:list-item>
          <text:p text:style-name="P4">Dentro da pasta migrations abra o arquivo gerdo e adicione os campos que seu banco tera ja com as especificações de cada campo</text:p>
        </text:list-item>
        <text:list-item>
          <text:p text:style-name="P3"><text:span text:style-name="T18">Dentro da pasta app/ abra o arquivo com o nome da dataBase que foi criada e adicione a linha de comando para dizer que o id é o mesmo que criamos no banco, dentro da classe digite: </text:span><text:span text:style-name="T5">protected</text:span><text:span text:style-name="T17"> $primaryKey = </text:span><text:span text:style-name="T14">'id_usuario'</text:span><text:span text:style-name="T17">;</text:span></text:p>
        </text:list-item>
        <text:list-item>
          <text:p text:style-name="P2">Voltando ao Bash de o comando <text:span text:style-name="T19">php artisan migrate </text:span>para criar os campos definidos<text:span text:style-name="T19"> </text:span>na base de dados.</text:p>
        </text:list-item>
        <text:list-item>
          <text:p text:style-name="P2">Dentro da pasta <text:span text:style-name="T1">View</text:span> crie outra pasta com o nome de <text:span text:style-name="T1">layouts</text:span> e um arquivo chamado <text:span text:style-name="T1">app.blade.php</text:span></text:p>
        </text:list-item>
        <text:list-item>
          <text:p text:style-name="P1"><text:span text:style-name="T7">Dentro deste arquivo copie toda a estrutura do bootstrap trocando a referencia do css e do js para os da pasta do projeto com a sintaxe {{asset('css/app.css')}}. Assim voce podera linkar com outros tipos de css criados por voce. Neste momento voce criou um Template que podera ser usado com cabeçalho e rodape, o conteudo e dinamico que vida da view. Dentro do body vc cria uma div container e em seguida pode inserir os includes que vc criar com a </text:span><text:span text:style-name="T8">sintaxe </text:span><text:span text:style-name="T9">@include(</text:span><text:span text:style-name="T14">'inc.header'</text:span><text:span text:style-name="T9">) </text:span><text:span text:style-name="T11">e logo a baixo deixa o seu espaço para conteudo co a sintaxe</text:span><text:span text:style-name="T9"> @</text:span><text:span text:style-name="T5">yield</text:span><text:span text:style-name="T9">(</text:span><text:span text:style-name="T14">'conteudo'</text:span><text:span text:style-name="T9">)</text:span></text:p>
        </text:list-item>
        <text:list-item>
          <text:p text:style-name="P1"><text:span text:style-name="T7">Crie os includes necessarios e crie tambem a view que usara este tamplate...insira este tamplate na view com a sintaxe </text:span><text:span text:style-name="T9">@</text:span><text:span text:style-name="T5">extends</text:span><text:span text:style-name="T9">(</text:span><text:span text:style-name="T14">'layouts.app'</text:span><text:span text:style-name="T9">) e logo em seguida cria a section que recebera todo o conteudo @section(</text:span><text:span text:style-name="T14">'conteudo'</text:span><text:span text:style-name="T9">) ---- @endsection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3M57S</meta:editing-duration>
    <meta:editing-cycles>6</meta:editing-cycles>
    <meta:generator>OpenOffice.org/3.4.1$Win32 OpenOffice.org_project/341m1$Build-9593</meta:generator>
    <dc:date>2018-06-21T20:40:28.04</dc:date>
    <meta:document-statistic meta:table-count="0" meta:image-count="0" meta:object-count="0" meta:page-count="1" meta:paragraph-count="10" meta:word-count="301" meta:character-count="1720"/>
    <meta:user-defined meta:name="Info 1"/>
    <meta:user-defined meta:name="Info 2"/>
    <meta:user-defined meta:name="Info 3"/>
    <meta:user-defined meta:name="Info 4"/>
  </office:meta>
</office:document-meta>
</file>